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T.Extra083" svg:font-family="MT.Extra083"/>
    <style:font-face style:name="MT.Extra0831" svg:font-family="MT.Extra083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00080" draw:marker-start-width="0.35cm" draw:marker-end-width="0.35cm" draw:fill="none" draw:textarea-horizontal-align="justify" draw:textarea-vertical-align="middle" draw:auto-grow-height="false" fo:min-height="2cm" fo:min-width="18.29cm" fo:padding-top="0.05cm" fo:padding-bottom="0.05cm" fo:padding-left="0.05cm" fo:padding-right="0.05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17cm" svg:stroke-color="#000000" draw:stroke-linejoin="miter" svg:stroke-linecap="square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76cm" fo:min-width="0.1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17.7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43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1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.17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1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09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6.5pt" style:font-size-asian="6.5pt" style:font-size-complex="6.5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5pt" style:font-size-asian="5pt" style:font-size-complex="5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start"/>
      <style:text-properties fo:font-size="10.3000001907349pt" style:font-size-asian="10.3000001907349pt" style:font-size-complex="10.3000001907349pt"/>
    </style:style>
    <style:style style:name="T1" style:family="text">
      <style:text-properties fo:color="#000000" loext:opacity="100%" style:font-name="Times1" fo:font-size="9.89999961853027pt" fo:font-weight="normal" style:font-name-asian="Times1" style:font-size-asian="9.89999961853027pt" style:font-weight-asian="normal" style:font-name-complex="Times1" style:font-size-complex="9.89999961853027pt" style:font-weight-complex="normal"/>
    </style:style>
    <style:style style:name="T2" style:family="text">
      <style:text-properties fo:color="#000000" loext:opacity="100%" style:font-name="Times1" fo:font-size="6.5pt" fo:font-weight="normal" style:font-name-asian="Times1" style:font-size-asian="6.5pt" style:font-weight-asian="normal" style:font-name-complex="Times1" style:font-size-complex="6.5pt" style:font-weight-complex="normal"/>
    </style:style>
    <style:style style:name="T3" style:family="text">
      <style:text-properties fo:color="#000000" loext:opacity="100%" style:font-name="MT.Extra083" fo:font-size="9.89999961853027pt" fo:font-weight="normal" style:font-name-asian="MT.Extra083" style:font-size-asian="9.89999961853027pt" style:font-weight-asian="normal" style:font-name-complex="MT.Extra083" style:font-size-complex="9.89999961853027pt" style:font-weight-complex="normal"/>
    </style:style>
    <style:style style:name="T4" style:family="text">
      <style:text-properties fo:color="#000000" loext:opacity="100%" style:text-position="33% 58%" style:font-name="Times1" fo:font-size="9.89999961853027pt" fo:font-weight="normal" style:font-name-asian="Times1" style:font-size-asian="9.89999961853027pt" style:font-weight-asian="normal" style:font-name-complex="Times1" style:font-size-complex="9.89999961853027pt" style:font-weight-complex="normal"/>
    </style:style>
    <style:style style:name="T5" style:family="text">
      <style:text-properties fo:color="#000000" loext:opacity="100%" style:font-name="Times1" fo:font-size="10pt" fo:font-weight="bold" style:font-name-asian="Times1" style:font-size-asian="10pt" style:font-weight-asian="bold" style:font-name-complex="Times1" style:font-size-complex="10pt" style:font-weight-complex="bold"/>
    </style:style>
    <style:style style:name="T6" style:family="text">
      <style:text-properties fo:color="#000000" loext:opacity="100%" style:font-name="Symbol1" fo:font-size="10pt" fo:font-weight="normal" style:font-name-asian="Symbol1" style:font-size-asian="10pt" style:font-weight-asian="normal" style:font-name-complex="Symbol1" style:font-size-complex="10pt" style:font-weight-complex="normal"/>
    </style:style>
    <style:style style:name="T7" style:family="text">
      <style:text-properties fo:color="#000000" loext:opacity="100%" style:font-name="Times1" fo:font-size="10pt" fo:font-weight="normal" style:font-name-asian="Times1" style:font-size-asian="10pt" style:font-weight-asian="normal" style:font-name-complex="Times1" style:font-size-complex="10pt" style:font-weight-complex="normal"/>
    </style:style>
    <style:style style:name="T8" style:family="text">
      <style:text-properties fo:color="#000000" loext:opacity="100%" style:text-position="33% 58%" style:font-name="Times1" fo:font-size="10pt" fo:font-weight="normal" style:font-name-asian="Times1" style:font-size-asian="10pt" style:font-weight-asian="normal" style:font-name-complex="Times1" style:font-size-complex="10pt" style:font-weight-complex="normal"/>
    </style:style>
    <style:style style:name="T9" style:family="text">
      <style:text-properties fo:color="#000000" loext:opacity="100%" style:text-position="-8% 58%" style:font-name="Times1" fo:font-size="10pt" fo:font-weight="normal" style:font-name-asian="Times1" style:font-size-asian="10pt" style:font-weight-asian="normal" style:font-name-complex="Times1" style:font-size-complex="10pt" style:font-weight-complex="normal"/>
    </style:style>
    <style:style style:name="T10" style:family="text">
      <style:text-properties fo:color="#000000" loext:opacity="100%" style:font-name="Symbol1" fo:font-size="10.5pt" fo:font-weight="normal" style:font-name-asian="Symbol1" style:font-size-asian="10.5pt" style:font-weight-asian="normal" style:font-name-complex="Symbol1" style:font-size-complex="10.5pt" style:font-weight-complex="normal"/>
    </style:style>
    <style:style style:name="T11" style:family="text">
      <style:text-properties fo:color="#000000" loext:opacity="100%" style:font-name="Symbol1" fo:font-size="5pt" fo:font-weight="normal" style:font-name-asian="Symbol1" style:font-size-asian="5pt" style:font-weight-asian="normal" style:font-name-complex="Symbol1" style:font-size-complex="5pt" style:font-weight-complex="normal"/>
    </style:style>
    <style:style style:name="T12" style:family="text">
      <style:text-properties fo:color="#000000" loext:opacity="100%" style:font-name="Times1" fo:font-size="5pt" fo:font-weight="normal" style:font-name-asian="Times1" style:font-size-asian="5pt" style:font-weight-asian="normal" style:font-name-complex="Times1" style:font-size-complex="5pt" style:font-weight-complex="normal"/>
    </style:style>
    <style:style style:name="T13" style:family="text">
      <style:text-properties fo:color="#000000" loext:opacity="100%" style:font-name="Times1" fo:font-size="10pt" fo:font-style="italic" fo:font-weight="normal" style:font-name-asian="Times1" style:font-size-asian="10pt" style:font-style-asian="italic" style:font-weight-asian="normal" style:font-name-complex="Times1" style:font-size-complex="10pt" style:font-style-complex="italic" style:font-weight-complex="normal"/>
    </style:style>
    <style:style style:name="T14" style:family="text">
      <style:text-properties fo:color="#000000" loext:opacity="100%" style:font-name="Times1" fo:font-size="5pt" fo:font-style="italic" fo:font-weight="normal" style:font-name-asian="Times1" style:font-size-asian="5pt" style:font-style-asian="italic" style:font-weight-asian="normal" style:font-name-complex="Times1" style:font-size-complex="5pt" style:font-style-complex="italic" style:font-weight-complex="normal"/>
    </style:style>
    <style:style style:name="T15" style:family="text">
      <style:text-properties fo:color="#000000" loext:opacity="100%" style:font-name="Times1" fo:font-size="8pt" fo:font-weight="normal" style:font-name-asian="Times1" style:font-size-asian="8pt" style:font-weight-asian="normal" style:font-name-complex="Times1" style:font-size-complex="8pt" style:font-weight-complex="normal"/>
    </style:style>
    <style:style style:name="T16" style:family="text">
      <style:text-properties fo:color="#000000" loext:opacity="100%" style:font-name="Times1" fo:font-size="9.89999961853027pt" fo:font-weight="bold" style:font-name-asian="Times1" style:font-size-asian="9.89999961853027pt" style:font-weight-asian="bold" style:font-name-complex="Times1" style:font-size-complex="9.89999961853027pt" style:font-weight-complex="bold"/>
    </style:style>
    <style:style style:name="T17" style:family="text">
      <style:text-properties fo:color="#000000" loext:opacity="100%" style:font-name="Symbol1" fo:font-size="9.89999961853027pt" fo:font-weight="normal" style:font-name-asian="Symbol1" style:font-size-asian="9.89999961853027pt" style:font-weight-asian="normal" style:font-name-complex="Symbol1" style:font-size-complex="9.89999961853027pt" style:font-weight-complex="normal"/>
    </style:style>
    <style:style style:name="T18" style:family="text">
      <style:text-properties fo:color="#000000" loext:opacity="100%" style:font-name="Symbol1" fo:font-size="10.3000001907349pt" fo:font-weight="normal" style:font-name-asian="Symbol1" style:font-size-asian="10.3000001907349pt" style:font-weight-asian="normal" style:font-name-complex="Symbol1" style:font-size-complex="10.300000190734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controls" svg:width="18.29cm" svg:height="2cm" svg:x="2.3cm" svg:y="7.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541cm" svg:height="0.39cm" svg:x="2.387cm" svg:y="2.597cm">
          <draw:text-box>
            <text:p text:style-name="P2"><text:span text:style-name="T1"><text:s text:c="3"/></text:span><text:span text:style-name="T1">Quaternions form a group whose underlying set is the four dimensional vector space R</text:span></text:p>
          </draw:text-box>
        </draw:frame>
        <draw:frame draw:style-name="gr3" draw:text-style-name="P4" draw:layer="layout" svg:width="0.228cm" svg:height="0.255cm" svg:x="15.108cm" svg:y="2.545cm">
          <draw:text-box>
            <text:p text:style-name="P2"><text:span text:style-name="T2">4</text:span></text:p>
          </draw:text-box>
        </draw:frame>
        <draw:frame draw:style-name="gr2" draw:text-style-name="P3" draw:layer="layout" svg:width="4.392cm" svg:height="0.39cm" svg:x="15.222cm" svg:y="2.597cm">
          <draw:text-box>
            <text:p text:style-name="P2"><text:span text:style-name="T1">, with a multiplication operator</text:span></text:p>
          </draw:text-box>
        </draw:frame>
        <draw:frame draw:style-name="gr2" draw:text-style-name="P3" draw:layer="layout" svg:width="0.35cm" svg:height="0.39cm" svg:x="2.387cm" svg:y="3.016cm">
          <draw:text-box>
            <text:p text:style-name="P2"><text:span text:style-name="T1">‘</text:span></text:p>
          </draw:text-box>
        </draw:frame>
        <draw:frame draw:style-name="gr2" draw:text-style-name="P3" draw:layer="layout" svg:width="0.35cm" svg:height="0.395cm" svg:x="2.522cm" svg:y="3.01cm">
          <draw:text-box>
            <text:p text:style-name="P2"><text:span text:style-name="T3">o</text:span></text:p>
          </draw:text-box>
        </draw:frame>
        <draw:frame draw:style-name="gr2" draw:text-style-name="P3" draw:layer="layout" svg:width="16.88cm" svg:height="0.39cm" svg:x="2.717cm" svg:y="3.016cm">
          <draw:text-box>
            <text:p text:style-name="P2"><text:span text:style-name="T1">’ </text:span><text:span text:style-name="T1">that combines both the dot product and cross product of vectors [9]. <text:s/>The set of unit-length quaternions is a sub-group</text:span></text:p>
          </draw:text-box>
        </draw:frame>
        <draw:frame draw:style-name="gr2" draw:text-style-name="P3" draw:layer="layout" svg:width="4.646cm" svg:height="0.39cm" svg:x="2.387cm" svg:y="3.473cm">
          <draw:text-box>
            <text:p text:style-name="P2"><text:span text:style-name="T1">whose underlying set is named S</text:span></text:p>
          </draw:text-box>
        </draw:frame>
        <draw:frame draw:style-name="gr3" draw:text-style-name="P4" draw:layer="layout" svg:width="0.228cm" svg:height="0.255cm" svg:x="7.162cm" svg:y="3.421cm">
          <draw:text-box>
            <text:p text:style-name="P2"><text:span text:style-name="T2">3</text:span></text:p>
          </draw:text-box>
        </draw:frame>
        <draw:frame draw:style-name="gr2" draw:text-style-name="P3" draw:layer="layout" svg:width="12.088cm" svg:height="0.39cm" svg:x="7.276cm" svg:y="3.473cm">
          <draw:text-box>
            <text:p text:style-name="P2"><text:span text:style-name="T1">. <text:s/>Quaternions are of interest to graphicists, roboticists, and mechanical engineers pri-</text:span></text:p>
          </draw:text-box>
        </draw:frame>
        <draw:frame draw:style-name="gr2" draw:text-style-name="P3" draw:layer="layout" svg:width="14.912cm" svg:height="0.39cm" svg:x="2.387cm" svg:y="3.884cm">
          <draw:text-box>
            <text:p text:style-name="P2"><text:span text:style-name="T1">marily because we can use S</text:span><text:span text:style-name="T4">3</text:span><text:span text:style-name="T1"> to describe and carry out rotations. <text:s/>We do this by interpreting members of S</text:span></text:p>
          </draw:text-box>
        </draw:frame>
        <draw:frame draw:style-name="gr3" draw:text-style-name="P4" draw:layer="layout" svg:width="0.228cm" svg:height="0.255cm" svg:x="17.457cm" svg:y="3.832cm">
          <draw:text-box>
            <text:p text:style-name="P2"><text:span text:style-name="T2">3</text:span></text:p>
          </draw:text-box>
        </draw:frame>
        <draw:frame draw:style-name="gr2" draw:text-style-name="P3" draw:layer="layout" svg:width="1.12cm" svg:height="0.39cm" svg:x="17.572cm" svg:y="3.884cm">
          <draw:text-box>
            <text:p text:style-name="P2"><text:span text:style-name="T1"><text:s/></text:span><text:span text:style-name="T1">like so:</text:span></text:p>
          </draw:text-box>
        </draw:frame>
        <draw:frame draw:style-name="gr2" draw:text-style-name="P3" draw:layer="layout" svg:width="2.602cm" svg:height="0.39cm" svg:x="2.387cm" svg:y="4.531cm">
          <draw:text-box>
            <text:p text:style-name="P2"><text:span text:style-name="T1"><text:s text:c="4"/></text:span><text:span text:style-name="T1">The quaternion </text:span></text:p>
          </draw:text-box>
        </draw:frame>
        <draw:frame draw:style-name="gr4" draw:text-style-name="P5" draw:layer="layout" svg:width="1.908cm" svg:height="0.429cm" svg:x="7.401cm" svg:y="4.49cm">
          <draw:text-box>
            <text:p text:style-name="P2"><text:span text:style-name="T5">q </text:span><text:span text:style-name="T6">= </text:span><text:span text:style-name="T7">[0,0,0,1]</text:span><text:span text:style-name="T8">T</text:span></text:p>
          </draw:text-box>
        </draw:frame>
        <draw:frame draw:style-name="gr2" draw:text-style-name="P3" draw:layer="layout" svg:width="5.044cm" svg:height="0.39cm" svg:x="11.277cm" svg:y="4.531cm">
          <draw:text-box>
            <text:p text:style-name="P2"><text:span text:style-name="T1">corresponds to the identity rotation.</text:span></text:p>
          </draw:text-box>
        </draw:frame>
        <draw:frame draw:style-name="gr2" draw:text-style-name="P3" draw:layer="layout" svg:width="2.513cm" svg:height="0.39cm" svg:x="2.387cm" svg:y="5.369cm">
          <draw:text-box>
            <text:p text:style-name="P2"><text:span text:style-name="T1"><text:s text:c="4"/></text:span><text:span text:style-name="T1">The quaternion</text:span></text:p>
          </draw:text-box>
        </draw:frame>
        <draw:frame draw:style-name="gr5" draw:text-style-name="P3" draw:layer="layout" svg:width="2.35cm" svg:height="0.429cm" svg:x="6.247cm" svg:y="5.372cm">
          <draw:text-box>
            <text:p text:style-name="P2"><text:span text:style-name="T5">q </text:span><text:span text:style-name="T6">= </text:span><text:span text:style-name="T7">[q</text:span><text:span text:style-name="T9">x</text:span><text:span text:style-name="T7">,q</text:span><text:span text:style-name="T9">y</text:span><text:span text:style-name="T7">,q</text:span><text:span text:style-name="T9">z</text:span><text:span text:style-name="T7">,q</text:span><text:span text:style-name="T9">w</text:span><text:span text:style-name="T7">]</text:span><text:span text:style-name="T8">T</text:span></text:p>
          </draw:text-box>
        </draw:frame>
        <draw:frame draw:style-name="gr2" draw:text-style-name="P3" draw:layer="layout" svg:width="3.05cm" svg:height="0.39cm" svg:x="10.007cm" svg:y="5.369cm">
          <draw:text-box>
            <text:p text:style-name="P2"><text:span text:style-name="T1">encodes a rotation of </text:span></text:p>
          </draw:text-box>
        </draw:frame>
        <draw:frame draw:style-name="gr6" draw:text-style-name="P6" draw:layer="layout" svg:width="0.351cm" svg:height="0.45cm" svg:x="13.089cm" svg:y="5.329cm">
          <draw:text-box>
            <text:p text:style-name="P2"><text:span text:style-name="T10">θ</text:span></text:p>
          </draw:text-box>
        </draw:frame>
        <draw:frame draw:style-name="gr6" draw:text-style-name="P5" draw:layer="layout" svg:width="0.351cm" svg:height="0.429cm" svg:x="13.376cm" svg:y="5.329cm">
          <draw:text-box>
            <text:p text:style-name="P2"><text:span text:style-name="T6">=</text:span></text:p>
          </draw:text-box>
        </draw:frame>
        <draw:frame draw:style-name="gr7" draw:text-style-name="P7" draw:layer="layout" svg:width="0.175cm" svg:height="0.217cm" svg:x="14.257cm" svg:y="5.328cm">
          <draw:text-box>
            <text:p text:style-name="P2"><text:span text:style-name="T11">−</text:span></text:p>
          </draw:text-box>
        </draw:frame>
        <draw:frame draw:style-name="gr6" draw:text-style-name="P5" draw:layer="layout" svg:width="0.351cm" svg:height="0.39cm" svg:x="13.656cm" svg:y="5.369cm">
          <draw:text-box>
            <text:p text:style-name="P2"><text:span text:style-name="T7">2</text:span></text:p>
          </draw:text-box>
        </draw:frame>
        <draw:frame draw:style-name="gr7" draw:text-style-name="P7" draw:layer="layout" svg:width="0.175cm" svg:height="0.196cm" svg:x="14.354cm" svg:y="5.348cm">
          <draw:text-box>
            <text:p text:style-name="P2"><text:span text:style-name="T12">1</text:span></text:p>
          </draw:text-box>
        </draw:frame>
        <draw:frame draw:style-name="gr6" draw:text-style-name="P5" draw:layer="layout" svg:width="0.679cm" svg:height="0.39cm" svg:x="13.872cm" svg:y="5.369cm">
          <draw:text-box>
            <text:p text:style-name="P2"><text:span text:style-name="T7">cos (</text:span></text:p>
          </draw:text-box>
        </draw:frame>
        <draw:frame draw:style-name="gr6" draw:text-style-name="P5" draw:layer="layout" svg:width="0.351cm" svg:height="0.39cm" svg:x="14.972cm" svg:y="5.369cm">
          <draw:text-box>
            <text:p text:style-name="P2"><text:span text:style-name="T7">)</text:span></text:p>
          </draw:text-box>
        </draw:frame>
        <draw:frame draw:style-name="gr6" draw:text-style-name="P5" draw:layer="layout" svg:width="0.351cm" svg:height="0.39cm" svg:x="14.617cm" svg:y="5.369cm">
          <draw:text-box>
            <text:p text:style-name="P2"><text:span text:style-name="T13">q</text:span></text:p>
          </draw:text-box>
        </draw:frame>
        <draw:frame draw:style-name="gr7" draw:text-style-name="P7" draw:layer="layout" svg:width="0.175cm" svg:height="0.196cm" svg:x="14.799cm" svg:y="5.615cm">
          <draw:text-box>
            <text:p text:style-name="P2"><text:span text:style-name="T14">w</text:span></text:p>
          </draw:text-box>
        </draw:frame>
        <draw:frame draw:style-name="gr2" draw:text-style-name="P3" draw:layer="layout" svg:width="1.988cm" svg:height="0.39cm" svg:x="15.159cm" svg:y="5.369cm">
          <draw:text-box>
            <text:p text:style-name="P2"><text:span text:style-name="T1"><text:s/></text:span><text:span text:style-name="T1">radians about</text:span></text:p>
          </draw:text-box>
        </draw:frame>
        <draw:line draw:style-name="gr8" draw:text-style-name="P8" draw:layer="layout" svg:x1="13.71cm" svg:y1="6.546cm" svg:x2="15.636cm" svg:y2="6.546cm">
          <text:p/>
        </draw:line>
        <draw:frame draw:style-name="gr2" draw:text-style-name="P3" draw:layer="layout" svg:width="1.818cm" svg:height="0.39cm" svg:x="11.277cm" svg:y="6.326cm">
          <draw:text-box>
            <text:p text:style-name="P2"><text:span text:style-name="T1">the unit axis </text:span></text:p>
          </draw:text-box>
        </draw:frame>
        <draw:frame draw:style-name="gr4" draw:text-style-name="P5" draw:layer="layout" svg:width="1.001cm" svg:height="0.39cm" svg:x="13.728cm" svg:y="6.595cm">
          <draw:text-box>
            <text:p text:style-name="P2"><text:span text:style-name="T7">sin(cos</text:span></text:p>
          </draw:text-box>
        </draw:frame>
        <draw:frame draw:style-name="gr4" draw:text-style-name="P5" draw:layer="layout" svg:width="0.352cm" svg:height="0.39cm" svg:x="15.505cm" svg:y="6.595cm">
          <draw:text-box>
            <text:p text:style-name="P2"><text:span text:style-name="T7">)</text:span></text:p>
          </draw:text-box>
        </draw:frame>
        <draw:frame draw:style-name="gr9" draw:text-style-name="P9" draw:layer="layout" svg:width="0.282cm" svg:height="0.314cm" svg:x="14.849cm" svg:y="6.658cm">
          <draw:text-box>
            <text:p text:style-name="P2"><text:span text:style-name="T15">(</text:span></text:p>
          </draw:text-box>
        </draw:frame>
        <draw:frame draw:style-name="gr9" draw:text-style-name="P9" draw:layer="layout" svg:width="0.282cm" svg:height="0.314cm" svg:x="15.311cm" svg:y="6.658cm">
          <draw:text-box>
            <text:p text:style-name="P2"><text:span text:style-name="T15">)</text:span></text:p>
          </draw:text-box>
        </draw:frame>
        <draw:frame draw:style-name="gr4" draw:text-style-name="P5" draw:layer="layout" svg:width="0.352cm" svg:height="0.429cm" svg:x="13.423cm" svg:y="6.284cm">
          <draw:text-box>
            <text:p text:style-name="P2"><text:span text:style-name="T6">=</text:span></text:p>
          </draw:text-box>
        </draw:frame>
        <draw:frame draw:style-name="gr10" draw:text-style-name="P7" draw:layer="layout" svg:width="0.176cm" svg:height="0.217cm" svg:x="14.676cm" svg:y="6.563cm">
          <draw:text-box>
            <text:p text:style-name="P2"><text:span text:style-name="T11">−</text:span></text:p>
          </draw:text-box>
        </draw:frame>
        <draw:frame draw:style-name="gr4" draw:text-style-name="P5" draw:layer="layout" svg:width="0.352cm" svg:height="0.39cm" svg:x="14.587cm" svg:y="6.096cm">
          <draw:text-box>
            <text:p text:style-name="P2"><text:span text:style-name="T7">1</text:span></text:p>
          </draw:text-box>
        </draw:frame>
        <draw:frame draw:style-name="gr10" draw:text-style-name="P7" draw:layer="layout" svg:width="0.176cm" svg:height="0.196cm" svg:x="14.773cm" svg:y="6.583cm">
          <draw:text-box>
            <text:p text:style-name="P2"><text:span text:style-name="T12">1</text:span></text:p>
          </draw:text-box>
        </draw:frame>
        <draw:frame draw:style-name="gr4" draw:text-style-name="P5" draw:layer="layout" svg:width="0.352cm" svg:height="0.39cm" svg:x="14.96cm" svg:y="6.595cm">
          <draw:text-box>
            <text:p text:style-name="P2"><text:span text:style-name="T13">q</text:span></text:p>
          </draw:text-box>
        </draw:frame>
        <draw:frame draw:style-name="gr10" draw:text-style-name="P7" draw:layer="layout" svg:width="0.176cm" svg:height="0.196cm" svg:x="15.142cm" svg:y="6.842cm">
          <draw:text-box>
            <text:p text:style-name="P2"><text:span text:style-name="T14">w</text:span></text:p>
          </draw:text-box>
        </draw:frame>
        <draw:frame draw:style-name="gr2" draw:text-style-name="P3" draw:layer="layout" svg:width="0.35cm" svg:height="0.39cm" svg:x="17.288cm" svg:y="6.326cm">
          <draw:text-box>
            <text:p text:style-name="P2"><text:span text:style-name="T1">.</text:span></text:p>
          </draw:text-box>
        </draw:frame>
        <draw:frame draw:style-name="gr4" draw:text-style-name="P5" draw:layer="layout" svg:width="0.352cm" svg:height="0.39cm" svg:x="13.16cm" svg:y="6.325cm">
          <draw:text-box>
            <text:p text:style-name="P2"><text:span text:style-name="T5">v̂</text:span></text:p>
          </draw:text-box>
        </draw:frame>
        <draw:frame draw:style-name="gr4" draw:text-style-name="P5" draw:layer="layout" svg:width="0.352cm" svg:height="0.39cm" svg:x="13.16cm" svg:y="6.325cm">
          <draw:text-box>
            <text:p text:style-name="P2"><text:span text:style-name="T5">v̂</text:span></text:p>
          </draw:text-box>
        </draw:frame>
        <draw:frame draw:style-name="gr4" draw:text-style-name="P5" draw:layer="layout" svg:width="0.352cm" svg:height="0.39cm" svg:x="13.16cm" svg:y="6.325cm">
          <draw:text-box>
            <text:p text:style-name="P2"><text:span text:style-name="T5">v̂</text:span></text:p>
          </draw:text-box>
        </draw:frame>
        <draw:frame draw:style-name="gr11" draw:text-style-name="P10" draw:layer="controls" svg:width="17.783cm" svg:height="0.835cm" svg:x="2.388cm" svg:y="7.3cm">
          <draw:text-box>
            <text:p text:style-name="P2"><text:span text:style-name="T1"><text:s text:c="3"/></text:span><text:span text:style-name="T1">In other <text:s/>words, <text:s/>we <text:s/>may <text:s/>parameterize <text:s/>a <text:s/>rotation <text:s/>of </text:span><text:span text:style-name="T10">θ</text:span><text:span text:style-name="T1"> radians <text:s/>about <text:s/>the <text:s/>unit <text:s/>axis </text:span><text:span text:style-name="T16">v̂ </text:span><text:span text:style-name="T17">∈ </text:span><text:span text:style-name="T1">R</text:span><text:span text:style-name="T4">3</text:span><text:span text:style-name="T1"> <text:s text:c="2"/>with <text:s/>a <text:s/>unit <text:s/>quaternion <text:s/>con-</text:span><text:span text:style-name="T1"><text:line-break/></text:span><text:span text:style-name="T1">structed like so:</text:span></text:p>
          </draw:text-box>
        </draw:frame>
        <draw:frame draw:style-name="gr12" draw:text-style-name="P11" draw:layer="controls" svg:width="1.38cm" svg:height="0.43cm" svg:x="15.87cm" svg:y="6.27cm">
          <draw:text-box>
            <text:p><text:span text:style-name="T7">[q</text:span><text:span text:style-name="T9">x</text:span><text:span text:style-name="T7">,q</text:span><text:span text:style-name="T9">y</text:span><text:span text:style-name="T7">,q</text:span><text:span text:style-name="T9">z</text:span><text:span text:style-name="T7">]</text:span><text:span text:style-name="T8">T</text:span></text:p>
          </draw:text-box>
        </draw:frame>
        <draw:path draw:style-name="gr8" draw:text-style-name="P8" draw:layer="layout" svg:width="1.722cm" svg:height="0cm" svg:x="11.704cm" svg:y="8.641cm" svg:viewBox="0 0 1723 0" svg:d="M0 0h144M1579 0h144">
          <text:p/>
        </draw:path>
        <draw:frame draw:style-name="gr5" draw:text-style-name="P3" draw:layer="layout" svg:width="2.35cm" svg:height="0.429cm" svg:x="8.025cm" svg:y="8.42cm">
          <draw:text-box>
            <text:p text:style-name="P2"><text:span text:style-name="T5">q </text:span><text:span text:style-name="T6">= </text:span><text:span text:style-name="T7">[q</text:span><text:span text:style-name="T9">x</text:span><text:span text:style-name="T7">,q</text:span><text:span text:style-name="T9">y</text:span><text:span text:style-name="T7">,q</text:span><text:span text:style-name="T9">z</text:span><text:span text:style-name="T7">,q</text:span><text:span text:style-name="T9">w</text:span><text:span text:style-name="T7">]</text:span><text:span text:style-name="T8">T</text:span></text:p>
          </draw:text-box>
        </draw:frame>
        <draw:frame draw:style-name="gr5" draw:text-style-name="P3" draw:layer="layout" svg:width="0.348cm" svg:height="0.386cm" svg:x="12.233cm" svg:y="8.42cm">
          <draw:text-box>
            <text:p text:style-name="P2"><text:span text:style-name="T16">v̂</text:span></text:p>
          </draw:text-box>
        </draw:frame>
        <draw:frame draw:style-name="gr5" draw:text-style-name="P3" draw:layer="layout" svg:width="0.348cm" svg:height="0.424cm" svg:x="10.777cm" svg:y="8.38cm">
          <draw:text-box>
            <text:p text:style-name="P2"><text:span text:style-name="T17">=</text:span></text:p>
          </draw:text-box>
        </draw:frame>
        <draw:frame draw:style-name="gr5" draw:text-style-name="P3" draw:layer="layout" svg:width="0.637cm" svg:height="0.386cm" svg:x="11.05cm" svg:y="8.42cm">
          <draw:text-box>
            <text:p text:style-name="P2"><text:span text:style-name="T1">[sin(</text:span></text:p>
          </draw:text-box>
        </draw:frame>
        <draw:frame draw:style-name="gr13" draw:text-style-name="P10" draw:layer="layout" svg:width="0.19cm" svg:height="0.386cm" svg:x="12.11cm" svg:y="8.42cm">
          <draw:text-box>
            <text:p text:style-name="P2"><text:span text:style-name="T1">)</text:span></text:p>
          </draw:text-box>
        </draw:frame>
        <draw:frame draw:style-name="gr5" draw:text-style-name="P3" draw:layer="layout" svg:width="0.348cm" svg:height="0.386cm" svg:x="12.411cm" svg:y="8.42cm">
          <draw:text-box>
            <text:p text:style-name="P2"><text:span text:style-name="T1">,</text:span></text:p>
          </draw:text-box>
        </draw:frame>
        <draw:frame draw:style-name="gr5" draw:text-style-name="P3" draw:layer="layout" svg:width="0.578cm" svg:height="0.386cm" svg:x="12.674cm" svg:y="8.42cm">
          <draw:text-box>
            <text:p text:style-name="P2"><text:span text:style-name="T1">cos(</text:span></text:p>
          </draw:text-box>
        </draw:frame>
        <draw:frame draw:style-name="gr5" draw:text-style-name="P3" draw:layer="layout" svg:width="0.354cm" svg:height="0.386cm" svg:x="13.689cm" svg:y="8.42cm">
          <draw:text-box>
            <text:p text:style-name="P2"><text:span text:style-name="T1">)]</text:span><text:span text:style-name="T4">T</text:span></text:p>
          </draw:text-box>
        </draw:frame>
        <draw:frame draw:style-name="gr14" draw:text-style-name="P7" draw:layer="layout" svg:width="0.173cm" svg:height="0.196cm" svg:x="11.734cm" svg:y="8.452cm">
          <draw:text-box>
            <text:p text:style-name="P2"><text:span text:style-name="T12">1</text:span></text:p>
          </draw:text-box>
        </draw:frame>
        <draw:frame draw:style-name="gr14" draw:text-style-name="P7" draw:layer="layout" svg:width="0.173cm" svg:height="0.196cm" svg:x="11.734cm" svg:y="8.651cm">
          <draw:text-box>
            <text:p text:style-name="P2"><text:span text:style-name="T12">2</text:span></text:p>
          </draw:text-box>
        </draw:frame>
        <draw:frame draw:style-name="gr14" draw:text-style-name="P7" draw:layer="layout" svg:width="0.173cm" svg:height="0.196cm" svg:x="13.309cm" svg:y="8.452cm">
          <draw:text-box>
            <text:p text:style-name="P2"><text:span text:style-name="T12">1</text:span></text:p>
          </draw:text-box>
        </draw:frame>
        <draw:frame draw:style-name="gr14" draw:text-style-name="P7" draw:layer="layout" svg:width="0.173cm" svg:height="0.196cm" svg:x="13.313cm" svg:y="8.651cm">
          <draw:text-box>
            <text:p text:style-name="P2"><text:span text:style-name="T12">2</text:span></text:p>
          </draw:text-box>
        </draw:frame>
        <draw:frame draw:style-name="gr15" draw:text-style-name="P12" draw:layer="layout" svg:width="0.214cm" svg:height="0.446cm" svg:x="11.9cm" svg:y="8.404cm">
          <draw:text-box>
            <text:p text:style-name="P2"><text:span text:style-name="T18">θ</text:span></text:p>
          </draw:text-box>
        </draw:frame>
        <draw:frame draw:style-name="gr16" draw:text-style-name="P12" draw:layer="layout" svg:width="0.214cm" svg:height="0.446cm" svg:x="13.452cm" svg:y="8.404cm">
          <draw:text-box>
            <text:p text:style-name="P2"><text:span text:style-name="T18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T.Extra083" svg:font-family="MT.Extra083"/>
    <style:font-face style:name="MT.Extra0831" svg:font-family="MT.Extra083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2-25T00:04:13.157000000</dc:date>
    <meta:editing-duration>PT8S</meta:editing-duration>
    <meta:editing-cycles>1</meta:editing-cycles>
    <meta:document-statistic meta:object-count="62"/>
    <meta:generator>LibreOffice/7.5.5.2$Windows_X86_64 LibreOffice_project/ca8fe7424262805f223b9a2334bc7181abbcbf5e</meta:generator>
  </office:meta>
</office:document-meta>
</file>